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 New Roman" fo:font-size="12pt"/>
    </style:style>
    <style:style style:name="P3" style:family="paragraph" style:parent-style-name="Standard" style:master-page-name="">
      <style:paragraph-properties fo:margin-left="0.383cm" fo:margin-right="0cm" fo:text-indent="-1.27cm" style:auto-text-indent="false" style:page-number="auto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T1" style:family="text">
      <style:text-properties fo:font-weight="bol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E DA FARE:</text:p>
      <text:p text:style-name="P1"/>
      <text:list xml:id="list7363103200709837823" text:style-name="L1">
        <text:list-item>
          <text:p text:style-name="P4">Tipologie calendario da fare. Tutte le possibilità modalità di gioco e la creazione poi del</text:p>
          <text:p text:style-name="P4">calendario.</text:p>
        </text:list-item>
        <text:list-item>
          <text:p text:style-name="P4">Pagina inserisci formazione.</text:p>
        </text:list-item>
        <text:list-item>
          <text:p text:style-name="P4">Aggiungere la grafica dello stemma messo su crezione squadra anche allo stadio. E la stessa cosa va fatta anche alla pagina squadre.php (le tue squadre)</text:p>
        </text:list-item>
        <text:list-item>
          <text:p text:style-name="P4">Pagina di modifica della rosa da finire </text:p>
        </text:list-item>
        <text:list-item>
          <text:p text:style-name="P4">Pagina “regole” del campionato dell'utente normale.</text:p>
        </text:list-item>
        <text:list-item>
          <text:p text:style-name="P4">Pagina modifica utente da rifare.</text:p>
        </text:list-item>
        <text:list-item>
          <text:p text:style-name="P4">Punto della situazione sulle statistichee i voti.</text:p>
        </text:list-item>
        <text:list-item>
          <text:p text:style-name="P4">C'è da creare le impostazioni rose e impostazioni formazioni</text:p>
        </text:list-item>
        <text:list-item>
          <text:p text:style-name="P4">L'area sanzioni</text:p>
        </text:list-item>
        <text:list-item>
          <text:p text:style-name="P4">Possibilità per l'admin di inserire le formazioni delle altre squadre</text:p>
        </text:list-item>
      </text:list>
      <text:p text:style-name="P3"/>
      <text:p text:style-name="P2"/>
      <text:p text:style-name="P2">Colori: <text:span text:style-name="T1">Home Page </text:span>- Celeste Sito / <text:span text:style-name="T1">Inserisci formazione - </text:span>Arancio / <text:s/><text:span text:style-name="T1">Crea Campionato</text:span> - Viola/ <text:span text:style-name="T1">Crea una nuova Squadra</text:span> - Verde / <text:span text:style-name="T1">Notifiche</text:span> - Rosso / <text:span text:style-name="T1">Documenti di Lega</text:span> - Giallo / <text:s/><text:span text:style-name="T1">Le Tue Squadre</text:span> - fucsia(opaco - <text:tab/></text:p>
      <text:p text:style-name="P2">db2bad)</text:p>
      <text:p text:style-name="P2"/>
      <text:p text:style-name="P2"/>
      <text:p text:style-name="P2"><text:tab/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list xml:id="list792055148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Gabriele Barlacchi</meta:initial-creator>
    <dc:date>2015-01-08T16:30:32</dc:date>
    <dc:creator>Gabriele Barlacchi</dc:creator>
    <meta:editing-duration>PT53M15S</meta:editing-duration>
    <meta:editing-cycles>2</meta:editing-cycles>
    <meta:document-statistic meta:table-count="0" meta:image-count="0" meta:object-count="0" meta:page-count="1" meta:paragraph-count="16" meta:word-count="144" meta:character-count="842"/>
  </office:meta>
</office:document-meta>
</file>